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63a0" officeooo:paragraph-rsid="001863a0"/>
    </style:style>
    <style:style style:name="P2" style:family="paragraph" style:parent-style-name="Standard">
      <style:text-properties officeooo:rsid="001a0a48" officeooo:paragraph-rsid="001a0a48"/>
    </style:style>
    <style:style style:name="P3" style:family="paragraph" style:parent-style-name="Standard">
      <style:text-properties officeooo:rsid="001a6a71" officeooo:paragraph-rsid="001a6a71"/>
    </style:style>
    <style:style style:name="P4" style:family="paragraph" style:parent-style-name="Standard">
      <style:text-properties officeooo:rsid="001a6a71" officeooo:paragraph-rsid="001b7e39"/>
    </style:style>
    <style:style style:name="P5" style:family="paragraph" style:parent-style-name="Standard">
      <style:text-properties fo:font-style="normal" officeooo:rsid="001b7e39" officeooo:paragraph-rsid="001b7e39" style:font-style-asian="normal" style:font-style-complex="normal"/>
    </style:style>
    <style:style style:name="P6" style:family="paragraph" style:parent-style-name="Standard">
      <style:text-properties fo:font-style="normal" officeooo:rsid="001c891e" officeooo:paragraph-rsid="001c891e" style:font-style-asian="normal" style:font-style-complex="normal"/>
    </style:style>
    <style:style style:name="P7" style:family="paragraph" style:parent-style-name="Standard">
      <style:text-properties fo:font-style="normal" officeooo:rsid="001b7e39" officeooo:paragraph-rsid="001b7e39" style:font-style-asian="normal" style:font-style-complex="normal"/>
    </style:style>
    <style:style style:name="P8" style:family="paragraph" style:parent-style-name="Standard">
      <style:text-properties fo:font-style="normal" officeooo:rsid="00212012" officeooo:paragraph-rsid="00212012" style:font-style-asian="normal" style:font-style-complex="normal"/>
    </style:style>
    <style:style style:name="P9" style:family="paragraph" style:parent-style-name="Standard">
      <style:text-properties fo:font-style="normal" officeooo:rsid="002254c3" officeooo:paragraph-rsid="002254c3" style:font-style-asian="normal" style:font-style-complex="normal"/>
    </style:style>
    <style:style style:name="P10" style:family="paragraph" style:parent-style-name="Standard">
      <style:text-properties fo:font-style="normal" officeooo:rsid="00226eea" officeooo:paragraph-rsid="00243c29" style:font-style-asian="normal" style:font-style-complex="normal"/>
    </style:style>
    <style:style style:name="P11" style:family="paragraph" style:parent-style-name="Standard">
      <style:text-properties fo:font-style="normal" officeooo:rsid="0025cc3e" officeooo:paragraph-rsid="0025cc3e" style:font-style-asian="normal" style:font-style-complex="normal"/>
    </style:style>
    <style:style style:name="P12" style:family="paragraph" style:parent-style-name="Standard">
      <style:text-properties fo:font-style="normal" officeooo:rsid="0025cc3e" officeooo:paragraph-rsid="003137ae" style:font-style-asian="normal" style:font-style-complex="normal"/>
    </style:style>
    <style:style style:name="P13" style:family="paragraph" style:parent-style-name="Standard">
      <style:text-properties fo:font-style="normal" officeooo:rsid="0025cc3e" officeooo:paragraph-rsid="004a745f" style:font-style-asian="normal" style:font-style-complex="normal"/>
    </style:style>
    <style:style style:name="P14" style:family="paragraph" style:parent-style-name="Standard">
      <style:text-properties fo:font-style="normal" officeooo:rsid="002788f7" officeooo:paragraph-rsid="002788f7" style:font-style-asian="normal" style:font-style-complex="normal"/>
    </style:style>
    <style:style style:name="P15" style:family="paragraph" style:parent-style-name="Standard">
      <style:text-properties fo:font-style="normal" officeooo:rsid="0028ae28" officeooo:paragraph-rsid="0028ae28" style:font-style-asian="normal" style:font-style-complex="normal"/>
    </style:style>
    <style:style style:name="P16" style:family="paragraph" style:parent-style-name="Standard">
      <style:text-properties fo:font-style="normal" officeooo:rsid="002b7039" officeooo:paragraph-rsid="002b7039" style:font-style-asian="normal" style:font-style-complex="normal"/>
    </style:style>
    <style:style style:name="P17" style:family="paragraph" style:parent-style-name="Standard">
      <style:text-properties fo:font-style="normal" officeooo:rsid="002ec511" officeooo:paragraph-rsid="002ec511" style:font-style-asian="normal" style:font-style-complex="normal"/>
    </style:style>
    <style:style style:name="P18" style:family="paragraph" style:parent-style-name="Standard">
      <style:text-properties fo:font-style="normal" officeooo:rsid="003137ae" officeooo:paragraph-rsid="003137ae" style:font-style-asian="normal" style:font-style-complex="normal"/>
    </style:style>
    <style:style style:name="P19" style:family="paragraph" style:parent-style-name="Standard">
      <style:text-properties fo:font-style="normal" officeooo:rsid="003307e0" officeooo:paragraph-rsid="003307e0" style:font-style-asian="normal" style:font-style-complex="normal"/>
    </style:style>
    <style:style style:name="P20" style:family="paragraph" style:parent-style-name="Standard">
      <style:text-properties fo:font-style="normal" officeooo:rsid="003307e0" officeooo:paragraph-rsid="00455288" style:font-style-asian="normal" style:font-style-complex="normal"/>
    </style:style>
    <style:style style:name="P21" style:family="paragraph" style:parent-style-name="Standard">
      <style:text-properties fo:font-style="normal" officeooo:rsid="0033af19" officeooo:paragraph-rsid="0033af19" style:font-style-asian="normal" style:font-style-complex="normal"/>
    </style:style>
    <style:style style:name="P22" style:family="paragraph" style:parent-style-name="Standard">
      <style:text-properties fo:font-style="normal" officeooo:rsid="00353af4" officeooo:paragraph-rsid="00353af4" style:font-style-asian="normal" style:font-style-complex="normal"/>
    </style:style>
    <style:style style:name="P23" style:family="paragraph" style:parent-style-name="Standard">
      <style:text-properties fo:font-style="normal" officeooo:rsid="00353af4" officeooo:paragraph-rsid="003809dc" style:font-style-asian="normal" style:font-style-complex="normal"/>
    </style:style>
    <style:style style:name="P24" style:family="paragraph" style:parent-style-name="Standard">
      <style:text-properties fo:font-style="normal" officeooo:rsid="00368d64" officeooo:paragraph-rsid="00368d64" style:font-style-asian="normal" style:font-style-complex="normal"/>
    </style:style>
    <style:style style:name="P25" style:family="paragraph" style:parent-style-name="Standard">
      <style:text-properties fo:font-style="normal" officeooo:rsid="0036c66e" officeooo:paragraph-rsid="0036c66e" style:font-style-asian="normal" style:font-style-complex="normal"/>
    </style:style>
    <style:style style:name="P26" style:family="paragraph" style:parent-style-name="Standard">
      <style:text-properties fo:font-style="normal" officeooo:rsid="003809dc" officeooo:paragraph-rsid="003809dc" style:font-style-asian="normal" style:font-style-complex="normal"/>
    </style:style>
    <style:style style:name="P27" style:family="paragraph" style:parent-style-name="Standard">
      <style:text-properties fo:font-style="normal" officeooo:rsid="0039840f" officeooo:paragraph-rsid="0039840f" style:font-style-asian="normal" style:font-style-complex="normal"/>
    </style:style>
    <style:style style:name="P28" style:family="paragraph" style:parent-style-name="Standard">
      <style:text-properties fo:font-style="normal" officeooo:rsid="003c8a28" officeooo:paragraph-rsid="003c8a28" style:font-style-asian="normal" style:font-style-complex="normal"/>
    </style:style>
    <style:style style:name="P29" style:family="paragraph" style:parent-style-name="Standard">
      <style:text-properties fo:font-style="normal" officeooo:rsid="003cd2bf" officeooo:paragraph-rsid="003cd2bf" style:font-style-asian="normal" style:font-style-complex="normal"/>
    </style:style>
    <style:style style:name="P30" style:family="paragraph" style:parent-style-name="Standard">
      <style:text-properties fo:font-style="normal" officeooo:rsid="00455288" officeooo:paragraph-rsid="00455288" style:font-style-asian="normal" style:font-style-complex="normal"/>
    </style:style>
    <style:style style:name="P31" style:family="paragraph" style:parent-style-name="Standard">
      <style:text-properties fo:font-style="normal" officeooo:rsid="004a745f" officeooo:paragraph-rsid="004a745f" style:font-style-asian="normal" style:font-style-complex="normal"/>
    </style:style>
    <style:style style:name="P32" style:family="paragraph" style:parent-style-name="Standard">
      <style:text-properties fo:font-style="normal" fo:font-weight="bold" officeooo:rsid="00429141" officeooo:paragraph-rsid="00429141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normal" officeooo:rsid="003aaf6c" officeooo:paragraph-rsid="003aaf6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cd2bf" officeooo:paragraph-rsid="003cd2b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429141" officeooo:paragraph-rsid="00429141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4a745f" officeooo:paragraph-rsid="004a745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italic" officeooo:rsid="002254c3" officeooo:paragraph-rsid="002254c3" style:font-style-asian="italic" style:font-style-complex="italic"/>
    </style:style>
    <style:style style:name="P38" style:family="paragraph" style:parent-style-name="Standard">
      <style:text-properties officeooo:rsid="001863a0" officeooo:paragraph-rsid="001863a0"/>
    </style:style>
    <style:style style:name="P39" style:family="paragraph" style:parent-style-name="Standard">
      <style:text-properties officeooo:rsid="0028ae28" officeooo:paragraph-rsid="0028ae28"/>
    </style:style>
    <style:style style:name="P40" style:family="paragraph" style:parent-style-name="Standard">
      <style:text-properties officeooo:rsid="003809dc" officeooo:paragraph-rsid="003809dc"/>
    </style:style>
    <style:style style:name="P41" style:family="paragraph" style:parent-style-name="Standard">
      <style:text-properties officeooo:rsid="001a6a71" officeooo:paragraph-rsid="001b7e39"/>
    </style:style>
    <style:style style:name="P42" style:family="paragraph" style:parent-style-name="Standard">
      <style:text-properties officeooo:rsid="001a6a71" officeooo:paragraph-rsid="001a6a71"/>
    </style:style>
    <style:style style:name="P43" style:family="paragraph" style:parent-style-name="Standard">
      <style:text-properties officeooo:paragraph-rsid="004a745f"/>
    </style:style>
    <style:style style:name="P44" style:family="paragraph" style:parent-style-name="Standard">
      <style:text-properties officeooo:rsid="004a745f" officeooo:paragraph-rsid="004a745f"/>
    </style:style>
    <style:style style:name="T1" style:family="text">
      <style:text-properties officeooo:rsid="001a0a48"/>
    </style:style>
    <style:style style:name="T2" style:family="text">
      <style:text-properties officeooo:rsid="001a6a71"/>
    </style:style>
    <style:style style:name="T3" style:family="text">
      <style:text-properties fo:font-style="italic" officeooo:rsid="001b7e39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809dc" style:font-style-asian="italic" style:font-weight-asian="normal" style:font-style-complex="italic" style:font-weight-complex="normal"/>
    </style:style>
    <style:style style:name="T6" style:family="text">
      <style:text-properties officeooo:rsid="001ba782"/>
    </style:style>
    <style:style style:name="T7" style:family="text">
      <style:text-properties officeooo:rsid="001c891e"/>
    </style:style>
    <style:style style:name="T8" style:family="text">
      <style:text-properties officeooo:rsid="001e4bc8"/>
    </style:style>
    <style:style style:name="T9" style:family="text">
      <style:text-properties officeooo:rsid="00217488"/>
    </style:style>
    <style:style style:name="T10" style:family="text">
      <style:text-properties officeooo:rsid="002254c3"/>
    </style:style>
    <style:style style:name="T11" style:family="text">
      <style:text-properties officeooo:rsid="00226eea"/>
    </style:style>
    <style:style style:name="T12" style:family="text">
      <style:text-properties officeooo:rsid="00243c29"/>
    </style:style>
    <style:style style:name="T13" style:family="text">
      <style:text-properties officeooo:rsid="002655fc"/>
    </style:style>
    <style:style style:name="T14" style:family="text">
      <style:text-properties officeooo:rsid="0029cc18"/>
    </style:style>
    <style:style style:name="T15" style:family="text">
      <style:text-properties officeooo:rsid="002d6fce"/>
    </style:style>
    <style:style style:name="T16" style:family="text">
      <style:text-properties officeooo:rsid="002f6422"/>
    </style:style>
    <style:style style:name="T17" style:family="text">
      <style:text-properties officeooo:rsid="003307e0"/>
    </style:style>
    <style:style style:name="T18" style:family="text">
      <style:text-properties officeooo:rsid="003809d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a745f" style:font-weight-asian="normal" style:font-weight-complex="normal"/>
    </style:style>
    <style:style style:name="T22" style:family="text">
      <style:text-properties officeooo:rsid="0039ef1f"/>
    </style:style>
    <style:style style:name="T23" style:family="text">
      <style:text-properties officeooo:rsid="003c8a28"/>
    </style:style>
    <style:style style:name="T24" style:family="text">
      <style:text-properties officeooo:rsid="003d027a"/>
    </style:style>
    <style:style style:name="T25" style:family="text">
      <style:text-properties officeooo:rsid="003e4fb9"/>
    </style:style>
    <style:style style:name="T26" style:family="text">
      <style:text-properties officeooo:rsid="003f83b9"/>
    </style:style>
    <style:style style:name="T27" style:family="text">
      <style:text-properties officeooo:rsid="00444c09"/>
    </style:style>
    <style:style style:name="T28" style:family="text">
      <style:text-properties officeooo:rsid="00488b38"/>
    </style:style>
    <style:style style:name="T29" style:family="text">
      <style:text-properties officeooo:rsid="004aac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Kraj by měl usilovat o vznik Středočeské univerzity.</text:p>
      <text:p text:style-name="P43"><text:span text:style-name="T21">NE</text:span></text:p>
      <text:p text:style-name="P1">Vzhledem k přítomnosti Prahy a rozložení samotného kraje j<text:span text:style-name="T1">e vlastní univerzita momentálně nápad z říše WTF. </text:span></text:p>
      <text:p text:style-name="P1">Nadto před dvěma lety do Kutné Hory, kde byla středočeská (tedy Královská) univerzita původně plánována, přesídlila Vysoká škola politických a společenských věd <text:a xlink:type="simple" xlink:href="https://www.vspsv.cz/" text:style-name="Internet_20_link" text:visited-style-name="Visited_20_Internet_20_Link">https://www.vspsv.cz/</text:a></text:p>
      <text:p text:style-name="P1"><text:a xlink:type="simple" xlink:href="https://www.fbmi.cvut.cz/2/media/vysoka-skola-v-kutne-hore-uz-brzy-privita-nove-studenty" text:style-name="Internet_20_link" text:visited-style-name="Visited_20_Internet_20_Link">https://www.fbmi.cvut.cz/2/media/vysoka-skola-v-kutne-hore-uz-brzy-privita-nove-studenty</text:a></text:p>
      <text:p text:style-name="P39">Plus t<text:span text:style-name="T14">u</text:span> jsou ještě 2 další pobočky</text:p>
      <text:p text:style-name="P39"><text:a xlink:type="simple" xlink:href="http://www.atlasskolstvi.cz/vysoke-skoly?region=stredocesky-kraj" text:style-name="Internet_20_link" text:visited-style-name="Visited_20_Internet_20_Link">http://www.atlasskolstvi.cz/vysoke-skoly?region=stredocesky-kraj</text:a></text:p>
      <text:p text:style-name="P1">A tady ještě něco k tomu původnímu plánu, snažil se o to <text:span text:style-name="T7">mj. </text:span>Rath. </text:p>
      <text:p text:style-name="P1"><text:a xlink:type="simple" xlink:href="http://zpravy.idnes.cz/vznik-stredoceske-univerzity-blokuji-poslanci-hejtman-rath-se-ale-nevzdava-1v0-/domaci.aspx?c=A091216_112627_studium_bar" text:style-name="Internet_20_link" text:visited-style-name="Visited_20_Internet_20_Link">http://zpravy.idnes.cz/vznik-stredoceske-univerzity-blokuji-poslanci-hejtman-rath-se-ale-nevzdava-1v0-/domaci.aspx?c=A091216_112627_studium_bar</text:a></text:p>
      <text:p text:style-name="P1"/>
      <text:p text:style-name="P1"/>
      <text:p text:style-name="P1">2. Středočeští prvnáčci by i v příštích letech měli dostávat od kraje tzv. "kufříky pro prvňáčky".</text:p>
      <text:p text:style-name="P44"><text:span text:style-name="T20">NEVÍM/NEMÁM NÁZOR</text:span></text:p>
      <text:p text:style-name="P1"><text:span text:style-name="T18">P</text:span>okud tam bude něco užitečného <text:span text:style-name="T1">a nebude to stát majlant, který by se dal investovat promyšleněji (ale pak by nemohl stávající hejtman chodit po školách a rozdávat vymydleným prvňákům dárky, že ano). </text:span></text:p>
      <text:p text:style-name="P1">Nicméně je fascinující, že kraj na jedné straně rozdává kufříky a na druhé projevuje nezájem o peníze na obědy pro sociálně slabé žáky. </text:p>
      <text:p text:style-name="P1"><text:a xlink:type="simple" xlink:href="http://www.ceskatelevize.cz/ct24/domaci/1821602-penize-na-obedy-pro-chude-deti-jsou-deset-kraju-je-ale-nechce" text:style-name="Internet_20_link" text:visited-style-name="Visited_20_Internet_20_Link">http://www.ceskatelevize.cz/ct24/domaci/1821602-penize-na-obedy-pro-chude-deti-jsou-deset-kraju-je-ale-nechce</text:a></text:p>
      <text:p text:style-name="P1"/>
      <text:p text:style-name="P1"/>
      <text:p text:style-name="P1">3. Kraj by měl zredukovat síť regionálních železnic a zrušené spoje příp. nahradit autobusy.</text:p>
      <text:p text:style-name="P44"><text:span text:style-name="T20">NEVÍM/NEMÁM NÁZOR</text:span></text:p>
      <text:p text:style-name="P2">Vzhledem <text:span text:style-name="T2">k zoufalému stavu silnic a hustotě dopravy v kraji je přidávání další zátěže dost ošemetná záležitost. </text:span></text:p>
      <text:p text:style-name="P3">Nadto, kraj pár let zpátky železnice posiloval a nebylo to zrovna levné, teď by je měl zas rušit…? Spíš to chce, jako ostatně kde co v kraji, nějakou dlouhodobou udržitelnou koncepci rozvoje. <text:s/></text:p>
      <text:p text:style-name="P3"><text:a xlink:type="simple" xlink:href="http://www.izdoprava.cz/zeleznicni-doprava/2014/na-primestskych-tratich-ve-stredoceskem-kraji-vznikaji-nove-zeleznicni-zastavky/" text:style-name="Internet_20_link" text:visited-style-name="Visited_20_Internet_20_Link">http://www.izdoprava.cz/zeleznicni-doprava/2014/na-primestskych-tratich-ve-stredoceskem-kraji-vznikaji-nove-zeleznicni-zastavky/</text:a></text:p>
      <text:p text:style-name="P3"><text:a xlink:type="simple" xlink:href="http://www.parlamentnilisty.cz/zpravy/tiskovezpravy/Stredocesky-kraj-Krajsti-radni-schvalili-navyseni-rozsahu-zeleznicni-dopravy-371827" text:style-name="Internet_20_link" text:visited-style-name="Visited_20_Internet_20_Link">http://www.parlamentnilisty.cz/zpravy/tiskovezpravy/Stredocesky-kraj-Krajsti-radni-schvalili-navyseni-rozsahu-zeleznicni-dopravy-371827</text:a></text:p>
      <text:p text:style-name="P3"><text:a xlink:type="simple" xlink:href="http://www.firenet.cz/zeleznice/94-z-domova/2565-stredocesky-kraj-i-stat-daji-2-miliardy-na-posileni-primestske-zeleznice" text:style-name="Internet_20_link" text:visited-style-name="Visited_20_Internet_20_Link">http://www.firenet.cz/zeleznice/94-z-domova/2565-stredocesky-kraj-i-stat-daji-2-miliardy-na-posileni-primestske-zeleznice</text:a></text:p>
      <text:p text:style-name="P3"/>
      <text:p text:style-name="P3"/>
      <text:p text:style-name="P4">4. Hromadná doprava v Praze a ve Středočeském kraji by měla být integrována do jednoho systému</text:p>
      <text:p text:style-name="P44"><text:span text:style-name="T20">ANO</text:span></text:p>
      <text:p text:style-name="P4"><text:span text:style-name="T18">Navázanost SčK na metropoli je vysoká. Ideální by byl </text:span><text:span text:style-name="T3">ein Tarif, ein Netz, ein Ticket.</text:span></text:p>
      <text:p text:style-name="P5">Ostatně, kraj si na tohle téma nechal před časem vypracovat analýzu, která něco podobného říká.</text:p>
      <text:p text:style-name="P5"><text:a xlink:type="simple" xlink:href="https://webcache.googleusercontent.com/search?q=cache:8g5CtguBZzAJ:www.ctidoma.cz/sites/default/files/attachments/d1904_1_integrace_praha_stredoceskykraj_final.pdf+&amp;cd=5&amp;hl=cs&amp;ct=clnk&amp;gl=cz" text:style-name="Internet_20_link" text:visited-style-name="Visited_20_Internet_20_Link">https://webcache.googleusercontent.com/search?q=cache:8g5CtguBZzAJ:www.ctidoma.cz/sites/default/files/attachments/d1904_1_integrace_praha_stredoceskykraj_final.pdf+&amp;cd=5&amp;hl=cs&amp;ct=clnk&amp;gl=cz</text:a></text:p>
      <text:p text:style-name="P5"/>
      <text:p text:style-name="P5"/>
      <text:p text:style-name="P5">5. Povolební koalice by měla pokračovat ve stávající politice kraje</text:p>
      <text:p text:style-name="P31"><text:span text:style-name="T20">NEVÍM/NEMÁM NÁZOR</text:span></text:p>
      <text:p text:style-name="P5">To je tak mlhavá otázka, že nelze odpovědět jinak než také mlhavě – jak ve které, <text:span text:style-name="T6">v některé opravdu <text:s/>už raději ne (zdravíme dluh SčK). </text:span></text:p>
      <text:p text:style-name="P5"><text:soft-page-break/></text:p>
      <text:p text:style-name="P5"/>
      <text:p text:style-name="P5"/>
      <text:p text:style-name="P5">6. Účast KSČM v krajské povolební koalici je nepřijatelná.</text:p>
      <text:p text:style-name="P31"><text:span text:style-name="T20">ANO</text:span></text:p>
      <text:p text:style-name="P6">Ne proto, že to je zrovna KSČM, ale pro neslučitelnost postojů. </text:p>
      <text:p text:style-name="P6"/>
      <text:p text:style-name="P6"/>
      <text:p text:style-name="P6">7. Účast Úsvitu - Bloku proti islamizaci v krajské povolební koalici je nepřijatelná</text:p>
      <text:p text:style-name="P31"><text:span text:style-name="T20">ANO</text:span></text:p>
      <text:p text:style-name="P6">No to teda <text:span text:style-name="T8">jasně</text:span>, že je nepřijatelná. <text:span text:style-name="T8">Je to banda extremistů &amp; populistů pod vedením antropomorfní personifikace oxymoronického chucpe aka imigranta horujícího proti imigrantům. </text:span></text:p>
      <text:p text:style-name="P6"/>
      <text:p text:style-name="P6"/>
      <text:p text:style-name="P6">8. Kraj by se měl připojit k projektu rodinné pasy.</text:p>
      <text:p text:style-name="P36">NEVÍM/NEMÁM NÁZOR</text:p>
      <text:p text:style-name="P8">Ehm, nepodařilo se mi k tomu najít <text:span text:style-name="T9">nic s pořádným popisem vnitřního fungování, akorát tohle</text:span> <text:a xlink:type="simple" xlink:href="http://www.rodinnepasy.cz/" text:style-name="Internet_20_link" text:visited-style-name="Visited_20_Internet_20_Link">http://www.rodinnepasy.cz/</text:a></text:p>
      <text:p text:style-name="P8">Takže nevím. Že tvůrcem projektu zrovna Hašek mne nenaplňuje velkou důvěrou, <text:span text:style-name="T10">na druhou stranu, když dáš lidem slevu, tak víc utrácejí, což je asi vesměs vždycky profit. </text:span></text:p>
      <text:p text:style-name="P8"/>
      <text:p text:style-name="P8"/>
      <text:p text:style-name="P8">9. Kraj by měl zamezit vzniku nového azylového centra pro uprchlíky.</text:p>
      <text:p text:style-name="P36">NEVÍM/NEMÁM NÁZOR</text:p>
      <text:p text:style-name="P37">OMG, zas uprchlíci.</text:p>
      <text:p text:style-name="P9">Chceme-li být diplomatičtí, dá se říci, že není jednoznačný názor a dost záleží na případných úmluv<text:span text:style-name="T11">ách</text:span> (= jestli náhodou někdo před x lety nepodepsal něco, co výstavbu takových věcí nařizuje, jestli za to bude něco nabídnuto atd.). </text:p>
      <text:p text:style-name="P10">A bylo by <text:span text:style-name="T12">krásné, kdyby se při jakékoliv zmínce o tomto tématu nezvedala vlna všeobecné hysterie, jako by se snad do Luk pod Medníkem snažil ob týden vlámat Sulejmán Nádherný a jeho osmanské hordy. </text:span></text:p>
      <text:p text:style-name="P10"/>
      <text:p text:style-name="P10"/>
      <text:p text:style-name="P10">10. Kraj by měl finančně zvýhodňovat technické střední školy a učební obory oproti jiným středním školám.</text:p>
      <text:p text:style-name="P36">NE</text:p>
      <text:p text:style-name="P11">Nepřijatelný level sociálního inženýrství, <text:span text:style-name="T13">navíc s diskutabilními výsledky – pokud bude kraj zvýhodňovat technické střední školy, do kterých se ovšem nadále nebudou hlásit žádní uchazeči, tak to ničemu nepomůže. Školy samy se musí snažit zatraktivnit pro uchazeče své obory. </text:span></text:p>
      <text:p text:style-name="P14">A ruku v ruce s tím pochopitelně jde opět nějaká koncepce rozvoje školství. </text:p>
      <text:p text:style-name="P11"/>
      <text:p text:style-name="P11"/>
      <text:p text:style-name="P13">11. Kraj má finančně podporovat spolupráci středních škol se zaměstnavateli (stáže, praxe). <text:line-break/><text:span text:style-name="T21">NE</text:span></text:p>
      <text:p text:style-name="P14">Kraj může fungovat jako mediátor mezi školou a zaměstnavatelem a může jim to usnadňovat po byrokratické stránce, ale nevidím důvod, proč by to měl podporovat finančně. 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2. Kraj má finančně podporovat pobočky veřejných vysokých škol v regionu.</text:p>
      <text:p text:style-name="P36">NE</text:p>
      <text:p text:style-name="P16">Jsou tu, podle toho, co jsem našla, přesně tři <text:span text:style-name="T15">(viz první otázka)</text:span>. Jedna patří Škoda Mladá Boleslav, další je taky soukromá a další pobočkou ČVUT, která pokud je mi známo, zas tak extrémní nouzí netrpí. </text:p>
      <text:p text:style-name="P15"/>
      <text:p text:style-name="P15"/>
      <text:p text:style-name="P15">13. Krajské nemocnice by měly být zprivatizovány.</text:p>
      <text:p text:style-name="P36">NEVÍM/NEMÁM NÁZOR</text:p>
      <text:p text:style-name="P17">Dost přijde na to jak, kým, a proč. </text:p>
      <text:p text:style-name="P17">Kraj především potřebuje i v této oblasti zásadní koncepci rozvoje zdravotnictví, pak se může řešit něco jiného. </text:p>
      <text:p text:style-name="P17"><text:a xlink:type="simple" xlink:href="http://www.top09.cz/regiony/stredocesky-kraj/tiskove-zpravy-a-medialni-vystupy/do-stredoceskych-nemocnic-tecou-miliardy-korun-bez-koncepce-20542.html" text:style-name="Internet_20_link" text:visited-style-name="Visited_20_Internet_20_Link">http://www.top09.cz/regiony/stredocesky-kraj/tiskove-zpravy-a-medialni-vystupy/do-stredoceskych-nemocnic-tecou-miliardy-korun-bez-koncepce-20542.html</text:a></text:p>
      <text:p text:style-name="P17"/>
      <text:p text:style-name="P17"/>
      <text:p text:style-name="P17">14. Kraj by měl finančně podporovat platy doktorů a zdravotních sester.</text:p>
      <text:p text:style-name="P36">NEVÍM/NEMÁM NÁZOR</text:p>
      <text:p text:style-name="P17">Pokud je zřizovatelem nemocnic kraj, tak je už podporuje, ne? </text:p>
      <text:p text:style-name="P17">A jinak viz výše, nejdřív funkční koncepce a <text:span text:style-name="T16">až </text:span>pak řešit, kam kolik dám. <text:span text:style-name="T16">Zatím se to dělá naopak a že by to nějak skvěle fungovalo se říct nedá. </text:span></text:p>
      <text:p text:style-name="P17"/>
      <text:p text:style-name="P17"/>
      <text:p text:style-name="P17">15. Kraj by měl finančně podporovat činnost neziskových organizací v sektoru sociálních služeb pro občany kraje (hospice, charity apod.)</text:p>
      <text:p text:style-name="P36">NEVÍM/NEMÁM NÁZOR</text:p>
      <text:p text:style-name="P18">Pokud je zřizovatelem, tak je prostě platí. </text:p>
      <text:p text:style-name="P18">Pokud není, je otázkou, kdo j<text:span text:style-name="T17">ím je</text:span> a co je to za podnik. Podpora charity vypadá hezky, do momentu, než se zjistí, že tu charitu zřídil kamarád současného hejtmana a je to charita především pro něj. </text:p>
      <text:p text:style-name="P18"/>
      <text:p text:style-name="P18"/>
      <text:p text:style-name="P12">16. Kraj by měl hospodařit s vyrovnaným rozpočtem.</text:p>
      <text:p text:style-name="P36">ANO</text:p>
      <text:p text:style-name="P27">Ne že by se mu to v posledních letech dařilo. </text:p>
      <text:p text:style-name="P30">Článek je už bohužel v archivu akorát na Blitzu</text:p>
      <text:p text:style-name="P30"><text:a xlink:type="simple" xlink:href="http://www.blesk.cz/clanek/zpravy-live-zpravy/360243/stredocesky-kraj-bude-mit-rekordne-vysoky-rozpocet-pres-19-mld-kc.html" text:style-name="Internet_20_link" text:visited-style-name="Visited_20_Internet_20_Link">http://www.blesk.cz/clanek/zpravy-live-zpravy/360243/stredocesky-kraj-bude-mit-rekordne-vysoky-rozpocet-pres-19-mld-kc.html</text:a></text:p>
      <text:p text:style-name="P20"/>
      <text:p text:style-name="P19"/>
      <text:p text:style-name="P19">17. Noví investoři v kraji by měli přednostně využít existujících "Brownfieldů" a nestavět na zelené louce.</text:p>
      <text:p text:style-name="P36">ANO</text:p>
      <text:p text:style-name="P35">Nicméně, to už se, alespoň papírově, děje</text:p>
      <text:p text:style-name="P32"><text:a xlink:type="simple" xlink:href="http://www.kr-stredocesky.cz/web/kraj/investicni-prilezitosti" text:style-name="Internet_20_link" text:visited-style-name="Visited_20_Internet_20_Link"><text:span text:style-name="T20">http://www.kr-stredocesky.cz/web/kraj/investicni-prilezitosti</text:span></text:a></text:p>
      <text:p text:style-name="P19"/>
      <text:p text:style-name="P19"/>
      <text:p text:style-name="P19">18. Středočeský kraj by měl finančně podpořit rozšíření terénních služeb pro seniory</text:p>
      <text:p text:style-name="P36">ANO</text:p>
      <text:p text:style-name="P19">Mj. proto, že to v konečném důsledku vychází <text:span text:style-name="T27">pravděpodobně </text:span>levněji. </text:p>
      <text:p text:style-name="P19"/>
      <text:p text:style-name="P19"/>
      <text:p text:style-name="P21"/>
      <text:p text:style-name="P21"><text:soft-page-break/>19. Kraj by měl častěji využívat svou zákonodárnou iniciativu.</text:p>
      <text:p text:style-name="P36">NEVÍM/NEMÁM NÁZOR</text:p>
      <text:p text:style-name="P23"><text:span text:style-name="T18">E</text:span>xtrémně situační, <text:span text:style-name="T26">nelze jasně odpovědět – jak často se projednávají věci ovlivňující jen a pouze nějaký konkrétní kraj?</text:span></text:p>
      <text:p text:style-name="P22"/>
      <text:p text:style-name="P22"/>
      <text:p text:style-name="P22">20. Investice do hromadné dopravy by měly mít přednost před rozvojem infrastruktury pro osobní automobilovou dopravu.</text:p>
      <text:p text:style-name="P36">NEVÍM/NEMÁM NÁZOR</text:p>
      <text:p text:style-name="P24"><text:span text:style-name="T22">Jistě, hromadná doprava je (místy) ekologičtější a lépe vypadá, ale...</text:span>třeba po silnicích jezdí auta i autobusy. <text:span text:style-name="T22">Silnice jsou ve stavu neradostném, ignorovat je se nedá – jak to chcete oddělit?</text:span></text:p>
      <text:p text:style-name="P24"/>
      <text:p text:style-name="P24"/>
      <text:p text:style-name="P24">21. Kraj by měl vyhlašovat otevřená výběrová řízení i tam, kde to zákon nenařizuje</text:p>
      <text:p text:style-name="P36">ANO</text:p>
      <text:p text:style-name="P24"><text:span text:style-name="T18">Tr</text:span>ansparenci především. </text:p>
      <text:p text:style-name="P24"/>
      <text:p text:style-name="P24"/>
      <text:p text:style-name="P24">22. Kraj by měl zajistit dopravu žáků do škol zdarma.</text:p>
      <text:p text:style-name="P36">NE</text:p>
      <text:p text:style-name="P24">Ale kraj <text:s/>může tlačit na dopravce, aby poskytoval žákům zvýhodněný tarif. </text:p>
      <text:p text:style-name="P24"/>
      <text:p text:style-name="P24"/>
      <text:p text:style-name="P24">23. Kraj by měl více investovat do opravy silnic.</text:p>
      <text:p text:style-name="P36">NEVÍM/NEMÁM NÁZOR</text:p>
      <text:p text:style-name="P24">Spíš by do nich měl investovat rozumně. </text:p>
      <text:p text:style-name="P24"/>
      <text:p text:style-name="P24"/>
      <text:p text:style-name="P24">24. Kraj by měl zvýšit investice do areálů krajských nemocnic a jejich zdravotnického vybavení.</text:p>
      <text:p text:style-name="P36">NEVÍM/NEMÁM NÁZOR</text:p>
      <text:p text:style-name="P25">Viz výše, nejdřív koncepce, pak peníze. </text:p>
      <text:p text:style-name="P25"/>
      <text:p text:style-name="P25"/>
      <text:p text:style-name="P25">25. Kraj by měl dotovat neziskové organizace působící v oblasti integrace romské menšiny.</text:p>
      <text:p text:style-name="P36">NEVÍM/NEMÁM NÁZOR</text:p>
      <text:p text:style-name="P36"/>
      <text:p text:style-name="P25">Pokud přijdou s funkční vizí toho, co chtějí dělat, tak proč <text:s/>ne. </text:p>
      <text:p text:style-name="P25"/>
      <text:p text:style-name="P25"/>
      <text:p text:style-name="P25">26. Kraj by se měl účastnit programu bezplatných obědů pro děti z nízkopřijmových rodin.</text:p>
      <text:p text:style-name="P36">ANO</text:p>
      <text:p text:style-name="P25"><text:span text:style-name="T4">S </text:span><text:span text:style-name="T5">otázkou č. 25 tohle tvoří takové hezké kombo nenápadného českého rasismu.</text:span><text:span text:style-name="T18"> </text:span></text:p>
      <text:p text:style-name="P26">Ano. </text:p>
      <text:p text:style-name="P26">Viz č. 2, je dost ostuda, že to kraj nechce a zdůvodňuje to vlastně „černým nic nedáme“. </text:p>
      <text:p text:style-name="P28"><text:a xlink:type="simple" xlink:href="http://www.romea.cz/cz/zpravodajstvi/domaci/naprosta-vetsina-kraju-nema-zajem-o-penize-na-obedy-pro-chude-deti-nektere-je-nechteji-davat-romum" text:style-name="Internet_20_link" text:visited-style-name="Visited_20_Internet_20_Link">http://www.romea.cz/cz/zpravodajstvi/domaci/naprosta-vetsina-kraju-nema-zajem-o-penize-na-obedy-pro-chude-deti-nektere-je-nechteji-davat-romum</text:a></text:p>
      <text:p text:style-name="P28"><text:a xlink:type="simple" xlink:href="http://www.denik.cz/z_domova/na-skolni-obedy-pro-chude-deti-poputuje-20-milionu-korun-20160503.html" text:style-name="Internet_20_link" text:visited-style-name="Visited_20_Internet_20_Link">http://www.denik.cz/z_domova/na-skolni-obedy-pro-chude-deti-poputuje-20-milionu-korun-20160503.html</text:a></text:p>
      <text:p text:style-name="P26"/>
      <text:p text:style-name="P26"/>
      <text:p text:style-name="P26"/>
      <text:p text:style-name="P26"/>
      <text:p text:style-name="P26"><text:soft-page-break/></text:p>
      <text:p text:style-name="P26">27. Kraj by měl více finančně podporovat velké kulturní akce v regionu.</text:p>
      <text:p text:style-name="P36">NEVÍM/NEMÁM NÁZOR</text:p>
      <text:p text:style-name="P29"><text:span text:style-name="T29">P</text:span>řijde na to, jaké. </text:p>
      <text:p text:style-name="P29">A za mě asi spíš ne – velké akce si na sebe vydělají samy, ale n<text:span text:style-name="T24">a</text:span>př. krajské divadlo by bez dotací chcíplo. A pokud se kraj chce snažit o nějakou kulturu, bylo by dobré, kdyby obsahovala i něco jiného než <text:span text:style-name="T25">pár monstrakcí za rok. </text:span></text:p>
      <text:p text:style-name="P26"/>
      <text:p text:style-name="P26"/>
      <text:p text:style-name="P26">28. Představenstva krajských firem mají být bez politiků.</text:p>
      <text:p text:style-name="P36">ANO</text:p>
      <text:p text:style-name="P26">V současnosti to ovšem neplatí, viz Petera <text:span text:style-name="T23">a jeho vedlejšák. </text:span></text:p>
      <text:p text:style-name="P26"><text:a xlink:type="simple" xlink:href="http://praha.idnes.cz/privydelky-politiku-stredoceskeho-kraje-f1l-/praha-zpravy.aspx?c=A160722_2261239_praha-zpravy_nub" text:style-name="Internet_20_link" text:visited-style-name="Visited_20_Internet_20_Link">http://praha.idnes.cz/privydelky-politiku-stredoceskeho-kraje-f1l-/praha-zpravy.aspx?c=A160722_2261239_praha-zpravy_nub</text:a></text:p>
      <text:p text:style-name="P26"/>
      <text:p text:style-name="P26"/>
      <text:p text:style-name="P26">29. Kraj by měl vynucovat návaznost dotovaných spojů i mezi konkurenčními dopravci.</text:p>
      <text:p text:style-name="P36">ANO</text:p>
      <text:p text:style-name="P34">Já se <text:span text:style-name="T28">skoro</text:span> divím, že tohle ještě nedělá. </text:p>
      <text:p text:style-name="P26"/>
      <text:p text:style-name="P26"/>
      <text:p text:style-name="P26">30. Kraj by měl zveřejňovat i smlouvy s plněním do 50 000 Kč.</text:p>
      <text:p text:style-name="P36">ANO</text:p>
      <text:p text:style-name="P33">Dobře se tím chrání před rozložením podezřelé smlouvy na několik menšíc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8:05:03.604000000</meta:creation-date>
    <dc:date>2016-09-10T22:03:13.622000000</dc:date>
    <meta:editing-duration>PT3H26M15S</meta:editing-duration>
    <meta:editing-cycles>47</meta:editing-cycles>
    <meta:generator>LibreOffice/5.1.4.2$Windows_X86_64 LibreOffice_project/f99d75f39f1c57ebdd7ffc5f42867c12031db97a</meta:generator>
    <meta:document-statistic meta:table-count="0" meta:image-count="0" meta:object-count="0" meta:page-count="5" meta:paragraph-count="120" meta:word-count="1237" meta:character-count="9293" meta:non-whitespace-character-count="8129"/>
  </office:meta>
</office:document-meta>
</file>